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b308229" officeooo:paragraph-rsid="1b308229"/>
    </style:style>
    <style:style style:name="P2" style:family="paragraph" style:parent-style-name="Text_20_body">
      <style:text-properties officeooo:rsid="1b329ea6" officeooo:paragraph-rsid="1b329ea6"/>
    </style:style>
    <style:style style:name="P3" style:family="paragraph" style:parent-style-name="Text_20_body">
      <style:text-properties officeooo:rsid="1b35a830" officeooo:paragraph-rsid="1b35a830"/>
    </style:style>
    <style:style style:name="P4" style:family="paragraph" style:parent-style-name="Text_20_body">
      <style:text-properties officeooo:rsid="1b382f39" officeooo:paragraph-rsid="1b382f39"/>
    </style:style>
    <style:style style:name="P5" style:family="paragraph" style:parent-style-name="Text_20_body">
      <style:text-properties officeooo:rsid="1b38f1d3" officeooo:paragraph-rsid="1b38f1d3"/>
    </style:style>
    <style:style style:name="P6" style:family="paragraph" style:parent-style-name="Text_20_body">
      <style:text-properties officeooo:rsid="1b3b0bfe" officeooo:paragraph-rsid="1b3b0bfe"/>
    </style:style>
    <style:style style:name="P7" style:family="paragraph" style:parent-style-name="Text_20_body">
      <style:text-properties officeooo:rsid="1b3e3500" officeooo:paragraph-rsid="1b3e3500"/>
    </style:style>
    <style:style style:name="P8" style:family="paragraph" style:parent-style-name="Text_20_body">
      <style:text-properties officeooo:rsid="1b3fca23" officeooo:paragraph-rsid="1b3fca23"/>
    </style:style>
    <style:style style:name="P9" style:family="paragraph" style:parent-style-name="Text_20_body">
      <style:text-properties officeooo:rsid="1b46ca1f" officeooo:paragraph-rsid="1b46ca1f"/>
    </style:style>
    <style:style style:name="P10" style:family="paragraph" style:parent-style-name="Text_20_body">
      <style:text-properties officeooo:rsid="1b48b737" officeooo:paragraph-rsid="1b48b737"/>
    </style:style>
    <style:style style:name="P11" style:family="paragraph" style:parent-style-name="Text_20_body">
      <style:text-properties officeooo:rsid="1b4e6f42" officeooo:paragraph-rsid="1b4e6f42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Text_20_body" style:list-style-name="L1">
      <style:text-properties officeooo:rsid="1b3ac250" officeooo:paragraph-rsid="1b3ac250"/>
    </style:style>
    <style:style style:name="P14" style:family="paragraph" style:parent-style-name="Text_20_body" style:list-style-name="L2">
      <style:text-properties officeooo:rsid="1b308229" officeooo:paragraph-rsid="1b308229"/>
    </style:style>
    <style:style style:name="P15" style:family="paragraph" style:parent-style-name="Text_20_body" style:list-style-name="L2">
      <style:text-properties officeooo:rsid="1b31bf3e" officeooo:paragraph-rsid="1b31bf3e"/>
    </style:style>
    <style:style style:name="P16" style:family="paragraph" style:parent-style-name="Text_20_body" style:list-style-name="L3">
      <style:text-properties officeooo:rsid="1b345b03" officeooo:paragraph-rsid="1b345b03"/>
    </style:style>
    <style:style style:name="P17" style:family="paragraph" style:parent-style-name="Text_20_body" style:list-style-name="L3">
      <style:text-properties officeooo:rsid="1b426f43" officeooo:paragraph-rsid="1b426f43"/>
    </style:style>
    <style:style style:name="P18" style:family="paragraph" style:parent-style-name="Text_20_body" style:list-style-name="L4">
      <style:text-properties officeooo:rsid="1b371806" officeooo:paragraph-rsid="1b371806"/>
    </style:style>
    <style:style style:name="P19" style:family="paragraph" style:parent-style-name="Text_20_body" style:list-style-name="L5">
      <style:text-properties officeooo:rsid="1b382f39" officeooo:paragraph-rsid="1b382f39"/>
    </style:style>
    <style:style style:name="P20" style:family="paragraph" style:parent-style-name="Text_20_body" style:list-style-name="L5">
      <style:text-properties officeooo:rsid="1b39d1fc" officeooo:paragraph-rsid="1b39d1fc"/>
    </style:style>
    <style:style style:name="P21" style:family="paragraph" style:parent-style-name="Text_20_body" style:list-style-name="L6">
      <style:text-properties officeooo:rsid="1b3b0bfe" officeooo:paragraph-rsid="1b3b0bfe"/>
    </style:style>
    <style:style style:name="P22" style:family="paragraph" style:parent-style-name="Text_20_body" style:list-style-name="L6">
      <style:text-properties officeooo:rsid="1b3b1a9c" officeooo:paragraph-rsid="1b3b1a9c"/>
    </style:style>
    <style:style style:name="P23" style:family="paragraph" style:parent-style-name="Text_20_body" style:list-style-name="L6">
      <style:text-properties officeooo:rsid="1b3ccc0b" officeooo:paragraph-rsid="1b3ccc0b"/>
    </style:style>
    <style:style style:name="P24" style:family="paragraph" style:parent-style-name="Text_20_body" style:list-style-name="L7">
      <style:text-properties officeooo:rsid="1b3fca23" officeooo:paragraph-rsid="1b3fca23"/>
    </style:style>
    <style:style style:name="P25" style:family="paragraph" style:parent-style-name="Text_20_body" style:list-style-name="L7">
      <style:text-properties officeooo:rsid="1b419ec7" officeooo:paragraph-rsid="1b419ec7"/>
    </style:style>
    <style:style style:name="P26" style:family="paragraph" style:parent-style-name="Text_20_body" style:list-style-name="L7">
      <style:text-properties officeooo:rsid="1b433a84" officeooo:paragraph-rsid="1b433a84"/>
    </style:style>
    <style:style style:name="P27" style:family="paragraph" style:parent-style-name="Text_20_body" style:list-style-name="L7">
      <style:text-properties officeooo:rsid="1b444f47" officeooo:paragraph-rsid="1b444f47"/>
    </style:style>
    <style:style style:name="P28" style:family="paragraph" style:parent-style-name="Text_20_body" style:list-style-name="L7">
      <style:text-properties officeooo:rsid="1b452789" officeooo:paragraph-rsid="1b452789"/>
    </style:style>
    <style:style style:name="P29" style:family="paragraph" style:parent-style-name="Text_20_body" style:list-style-name="L7">
      <style:text-properties officeooo:rsid="1b454438" officeooo:paragraph-rsid="1b454438"/>
    </style:style>
    <style:style style:name="P30" style:family="paragraph" style:parent-style-name="Text_20_body" style:list-style-name="L7">
      <style:text-properties officeooo:rsid="1b45852e" officeooo:paragraph-rsid="1b45852e"/>
    </style:style>
    <style:style style:name="P31" style:family="paragraph" style:parent-style-name="Text_20_body" style:list-style-name="L8">
      <style:text-properties officeooo:rsid="1b46ca1f" officeooo:paragraph-rsid="1b46ca1f"/>
    </style:style>
    <style:style style:name="P32" style:family="paragraph" style:parent-style-name="Text_20_body" style:list-style-name="L9">
      <style:text-properties officeooo:rsid="1b493f8d" officeooo:paragraph-rsid="1b493f8d"/>
    </style:style>
    <style:style style:name="P33" style:family="paragraph" style:parent-style-name="Text_20_body" style:list-style-name="L9">
      <style:text-properties officeooo:rsid="1b4a836b" officeooo:paragraph-rsid="1b4a836b"/>
    </style:style>
    <style:style style:name="P34" style:family="paragraph" style:parent-style-name="Text_20_body" style:list-style-name="L9">
      <style:text-properties officeooo:rsid="1b4c5496" officeooo:paragraph-rsid="1b4c5496"/>
    </style:style>
    <style:style style:name="P35" style:family="paragraph" style:parent-style-name="Text_20_body" style:list-style-name="L10">
      <style:text-properties officeooo:rsid="1b4e6f42" officeooo:paragraph-rsid="1b4e6f42"/>
    </style:style>
    <style:style style:name="P36" style:family="paragraph" style:parent-style-name="Text_20_body">
      <style:text-properties officeooo:rsid="1b558c3b" officeooo:paragraph-rsid="1b558c3b"/>
    </style:style>
    <style:style style:name="P37" style:family="paragraph" style:parent-style-name="Text_20_body" style:list-style-name="L12">
      <style:text-properties officeooo:rsid="1b582e9c" officeooo:paragraph-rsid="1b582e9c"/>
    </style:style>
    <style:style style:name="P38" style:family="paragraph" style:parent-style-name="Text_20_body" style:list-style-name="L12">
      <style:text-properties officeooo:paragraph-rsid="1b582e9c"/>
    </style:style>
    <style:style style:name="P39" style:family="paragraph" style:parent-style-name="Text_20_body" style:list-style-name="L12">
      <style:text-properties officeooo:rsid="1b5a8390" officeooo:paragraph-rsid="1b5a8390"/>
    </style:style>
    <style:style style:name="P40" style:family="paragraph" style:parent-style-name="Text_20_body" style:list-style-name="L12">
      <style:text-properties officeooo:rsid="1b5b59b5" officeooo:paragraph-rsid="1b5b59b5"/>
    </style:style>
    <style:style style:name="P41" style:family="paragraph" style:parent-style-name="Text_20_body" style:list-style-name="L12">
      <style:text-properties fo:font-style="italic" officeooo:rsid="1b5ba062" officeooo:paragraph-rsid="1b5ba062" style:font-style-asian="italic" style:font-style-complex="italic"/>
    </style:style>
    <style:style style:name="P42" style:family="paragraph" style:parent-style-name="Text_20_body" style:list-style-name="L12">
      <style:text-properties fo:font-style="italic" officeooo:rsid="1b62b70b" officeooo:paragraph-rsid="1b62b70b" style:font-style-asian="italic" style:font-style-complex="italic"/>
    </style:style>
    <style:style style:name="P43" style:family="paragraph" style:parent-style-name="Text_20_body" style:list-style-name="L12">
      <style:text-properties fo:font-style="italic" officeooo:rsid="1b5deb21" officeooo:paragraph-rsid="1b5deb21" style:font-style-asian="italic" style:font-style-complex="italic"/>
    </style:style>
    <style:style style:name="P44" style:family="paragraph" style:parent-style-name="Text_20_body">
      <style:text-properties fo:font-style="normal" officeooo:rsid="1b5ba062" officeooo:paragraph-rsid="1b5ba062" style:font-style-asian="normal" style:font-style-complex="normal"/>
    </style:style>
    <style:style style:name="P45" style:family="paragraph" style:parent-style-name="Text_20_body" style:list-style-name="L12">
      <style:text-properties fo:font-style="normal" officeooo:rsid="1b65aca1" officeooo:paragraph-rsid="1b65aca1" style:font-style-asian="normal" style:font-style-complex="normal"/>
    </style:style>
    <style:style style:name="P46" style:family="paragraph" style:parent-style-name="Text_20_body" style:list-style-name="L12">
      <style:text-properties officeooo:rsid="1b5deb21" officeooo:paragraph-rsid="1b5deb21"/>
    </style:style>
    <style:style style:name="P47" style:family="paragraph" style:parent-style-name="Text_20_body" style:list-style-name="L12">
      <style:text-properties officeooo:rsid="1b63dd13" officeooo:paragraph-rsid="1b63dd13"/>
    </style:style>
    <style:style style:name="P48" style:family="paragraph" style:parent-style-name="Text_20_body" style:list-style-name="L12">
      <style:text-properties officeooo:rsid="1b6684bb" officeooo:paragraph-rsid="1b6684bb"/>
    </style:style>
    <style:style style:name="T1" style:family="text">
      <style:text-properties officeooo:rsid="1b329ea6"/>
    </style:style>
    <style:style style:name="T2" style:family="text">
      <style:text-properties officeooo:rsid="1b345b03"/>
    </style:style>
    <style:style style:name="T3" style:family="text">
      <style:text-properties officeooo:rsid="1b3d4e0e"/>
    </style:style>
    <style:style style:name="T4" style:family="text">
      <style:text-properties officeooo:rsid="1b419ec7"/>
    </style:style>
    <style:style style:name="T5" style:family="text">
      <style:text-properties officeooo:rsid="1b4cbe8b"/>
    </style:style>
    <style:style style:name="T6" style:family="text">
      <style:text-properties officeooo:rsid="1b4fde32"/>
    </style:style>
    <style:style style:name="T7" style:family="text">
      <style:text-properties officeooo:rsid="1b576a29"/>
    </style:style>
    <style:style style:name="T8" style:family="text">
      <style:text-properties officeooo:rsid="1b582e9c"/>
    </style:style>
    <style:style style:name="T9" style:family="text">
      <style:text-properties officeooo:rsid="1b59cfd6"/>
    </style:style>
    <style:style style:name="T10" style:family="text">
      <style:text-properties officeooo:rsid="1b5c25be"/>
    </style:style>
    <style:style style:name="T11" style:family="text">
      <style:text-properties officeooo:rsid="1b5fe1f4"/>
    </style:style>
    <style:style style:name="T12" style:family="text">
      <style:text-properties officeooo:rsid="1b61a935"/>
    </style:style>
    <style:style style:name="T13" style:family="text">
      <style:text-properties officeooo:rsid="1b62b70b"/>
    </style:style>
    <style:style style:name="T14" style:family="text">
      <style:text-properties officeooo:rsid="1b65962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1b693c35"/>
    </style:style>
    <style:style style:name="T17" style:family="text">
      <style:text-properties officeooo:rsid="1b6ac0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Podzemí pod Vadorou</text:h>
      <text:p text:style-name="P1">(Nebo možná poblíž)</text:p>
      <text:p text:style-name="P5">IDEA: Podzemí je rozdělené na sektory (zavalené chodby, tajné vchody, další místa dostupná portálem, atd.). Takže ho postavy budou zkoumat po částech.</text:p>
      <text:list xml:id="list568296433" text:style-name="L1">
        <text:list-item>
          <text:p text:style-name="P13">Hinty v podobě útržků map (kudy se má smysl prokopat) a podobně.</text:p>
        </text:list-item>
      </text:list>
      <text:p text:style-name="P2">Mohla by Vadora stát na ruinách elfského města?</text:p>
      <text:list xml:id="list1445942810" text:style-name="L2">
        <text:list-item>
          <text:p text:style-name="P14">Kdyby na místě Vadory kdysi stálo e<text:span text:style-name="T1">l</text:span>f<text:span text:style-name="T1">s</text:span>ké město, nejspíš by po něm zbyly ruiny. Určitě by ho lidi reusnuli na stavební materiál (to se možná stalo, z něčeho museli postavit hradby).</text:p>
          <text:list>
            <text:list-item>
              <text:p text:style-name="P15">Někdo by si ještě mohl pamatovat, jak se město stavělo. Zřejmě už v té době kopáči narazili na katakomby.</text:p>
            </text:list-item>
          </text:list>
        </text:list-item>
      </text:list>
      <text:p text:style-name="P2">K čemu sloužilo podzemí pod elfským měste<text:span text:style-name="T2">m</text:span>?</text:p>
      <text:list xml:id="list2896416408" text:style-name="L3">
        <text:list-item>
          <text:p text:style-name="P16">Pohřebiště (to by určitě mohlo, to je dobrá příležitost pro loot).</text:p>
        </text:list-item>
        <text:list-item>
          <text:p text:style-name="P16">Podzemní útočiště (tzn. vlastně funkční podzemní město).</text:p>
          <text:list>
            <text:list-item>
              <text:p text:style-name="P17">Určitě tam mohou být nějaké dílny/laborky. Něco z toho teď možná používají goblini (i když asi ne na elfskou magii, ale na vlastní).</text:p>
            </text:list-item>
          </text:list>
        </text:list-item>
      </text:list>
      <text:p text:style-name="P3">Jsou tam nějaké přirozené jeskyně?</text:p>
      <text:list xml:id="list725159498" text:style-name="L4">
        <text:list-item>
          <text:p text:style-name="P18">Je to pod řekou, takže to asi moc nedává smysl. Možná někde dál.</text:p>
        </text:list-item>
      </text:list>
      <text:p text:style-name="P7"><text:soft-page-break/>Je tam určitě víc vstupů (obě skupiny to mohou prozkoumávat relativně nezávisle. A spolu s nimi elfové/trpaslíci).</text:p>
      <text:p text:style-name="P4">Proč je tam portál?</text:p>
      <text:list xml:id="list1140513533" text:style-name="L5">
        <text:list-item>
          <text:p text:style-name="P19">Evakuace podzemního města, posílání posil. Přímo ve městě mohl být další, tenhle byl víceméně záložní.</text:p>
        </text:list-item>
        <text:list-item>
          <text:p text:style-name="P20">Měl by u něj bejt výtah (tedy šachta)</text:p>
        </text:list-item>
      </text:list>
      <text:p text:style-name="P6">Co v podzemí žije?</text:p>
      <text:list xml:id="list1419328943" text:style-name="L6">
        <text:list-item>
          <text:p text:style-name="P21">Je to celé město, mohlo by klidně být obydlené. Otázka je, kým. Goblini?</text:p>
          <text:list>
            <text:list-item>
              <text:p text:style-name="P21">Mohly by to být civilizované bytosti (tzn. ne jako goblini na povrchu).</text:p>
            </text:list-item>
          </text:list>
        </text:list-item>
        <text:list-item>
          <text:p text:style-name="P21">Jak se živí, jak se dostávají pryč? Portálem?</text:p>
          <text:list>
            <text:list-item>
              <text:p text:style-name="P22">Asi měli krátkou interakci s lidma už v době stavby Vadory. Cestu důkladně zazdili.</text:p>
            </text:list-item>
          </text:list>
        </text:list-item>
        <text:list-item>
          <text:p text:style-name="P23">V případě velkého ohrožení město kompletně opustí <text:span text:style-name="T3">(a vezmou si s sebou svoje magická světla a tak)</text:span>.</text:p>
        </text:list-item>
      </text:list>
      <text:p text:style-name="P8">Docela by se mi líbila nějaká ta nekromancie.</text:p>
      <text:list xml:id="list3103372118" text:style-name="L7">
        <text:list-item>
          <text:p text:style-name="P24">V katakombách dost možná kdysi experimentoval nějaký elfský mág. <text:span text:style-name="T4">Jeho výzkum teď může zkoušet oživit někdo jiný.</text:span></text:p>
          <text:list>
            <text:list-item>
              <text:p text:style-name="P25">Vedlejší efekty: Začnou ožívat mrtvoly nahoře ve městě a na hřbitově?</text:p>
              <text:list>
                <text:list-item>
                  <text:p text:style-name="P25">Musím se zamyslet nad tím, jak elfská nekromancie vlastně funguje.</text:p>
                </text:list-item>
                <text:list-item>
                  <text:p text:style-name="P25"><text:soft-page-break/>Byl by to každopádně vedlejší efekt působení něčeho v podzemí (třeba ten starý nekromant změněný v liche, přízrak, nebo tak něco?)</text:p>
                </text:list-item>
              </text:list>
            </text:list-item>
            <text:list-item>
              <text:p text:style-name="P26">Nebo to mohou dělat goblinší nekromanti…</text:p>
              <text:list>
                <text:list-item>
                  <text:p text:style-name="P27">Berou z katakomb mrtvoly, oživují je posílají je portálem tam, kde zrovna s někým bojují.</text:p>
                </text:list-item>
                <text:list-item>
                  <text:p text:style-name="P28">Goblini by u sebe mohli mít kousky map, podle kterých se prokopávají k dalším mrtvolám.</text:p>
                </text:list-item>
                <text:list-item>
                  <text:p text:style-name="P29">Možná by mohli přenášet vědomí goblinů do těl mrtvých elfů (otázka je, jestli u toho ti goblini musí umřít. Možná jen upadnou do hibernace).</text:p>
                </text:list-item>
                <text:list-item>
                  <text:p text:style-name="P30">Přenos by mohl pár dní trvat, takže by tam leželi goblini vedle mrtvol. Předčasné probuzení by mohlo vést k polopříčetným zombiím.</text:p>
                </text:list-item>
              </text:list>
            </text:list-item>
          </text:list>
        </text:list-item>
      </text:list>
      <text:p text:style-name="P9">Ve městě bude řádit upír (prastarý, byl v torporu v katakombách a někdo ho probudil).</text:p>
      <text:list xml:id="list2109730215" text:style-name="L8">
        <text:list-item>
          <text:p text:style-name="P31">Postavy by mohly najít pozůstatky tomb raiderů, kteří ho (svou krví) probudili.</text:p>
        </text:list-item>
      </text:list>
      <text:h text:style-name="Heading_20_2" text:outline-level="2">Stoky</text:h>
      <text:p text:style-name="P10">Kdo tam žije?</text:p>
      <text:list xml:id="list2776002942" text:style-name="L9">
        <text:list-item>
          <text:p text:style-name="P32">Čas od času je asi někdo čistí (na náklady města).</text:p>
        </text:list-item>
        <text:list-item>
          <text:p text:style-name="P33">Asi ti nemrtváci by se mohli prohrabávat ven.</text:p>
          <text:list>
            <text:list-item>
              <text:p text:style-name="P34">Kdo je vyrobil nebo jak vznikli?</text:p>
            </text:list-item>
            <text:list-item>
              <text:p text:style-name="P34">Ti goblinští to asi nebudou, leda by to byl nějakej vedlejší efekt.</text:p>
            </text:list-item>
            <text:list-item>
              <text:p text:style-name="P34"><text:soft-page-break/>Upír by je mohl vyrábět – víceméně omylem <text:span text:style-name="T5">(možná ještě není úplně při smyslech a neřeší důsledky)</text:span>.</text:p>
            </text:list-item>
          </text:list>
        </text:list-item>
      </text:list>
      <text:p text:style-name="P11">Kdo a proč se prokopal do katakomb?</text:p>
      <text:list xml:id="list483236496" text:style-name="L10">
        <text:list-item>
          <text:p text:style-name="P35">Mohli to být elfové (víme proč). <text:span text:style-name="T6">Na druhou stranu ti se tam prokopávají pod svým domem, ne stokama.</text:span></text:p>
        </text:list-item>
      </text:list>
      <text:h text:style-name="Heading_20_2" text:outline-level="2">TODO k dungeonu pod Vadorou:</text:h>
      <text:h text:style-name="Heading_20_4" text:outline-level="4">Loot</text:h>
      <text:list xml:id="list2724770283" text:style-name="L12">
        <text:list-item>
          <text:p text:style-name="P38"><text:span text:style-name="T8">Nějaký prsten. Možná s kouzlem?</text:span></text:p>
          <text:list>
            <text:list-item>
              <text:p text:style-name="P37">Co by se tak hodilo? <text:span text:style-name="T9">Nemusí to být nutně útočné.</text:span></text:p>
            </text:list-item>
          </text:list>
        </text:list-item>
        <text:list-item>
          <text:p text:style-name="P39">Dvě náušnice, které umožňují poslouchat, co slyší ta druhá.</text:p>
          <text:list>
            <text:list-item>
              <text:p text:style-name="P42"><text:span text:style-name="T14">+</text:span>Naslouchací náušnice.</text:p>
              <text:list>
                <text:list-item>
                  <text:p text:style-name="P47">Dokud máš připoutanou a nasazenou jednu z těchto náušnic, slyšíš vše, co slyší ten, kdo má připoutanou a nasazenou tu druhou.</text:p>
                </text:list-item>
              </text:list>
            </text:list-item>
          </text:list>
        </text:list-item>
        <text:list-item>
          <text:p text:style-name="P40">Něco pro fightery</text:p>
          <text:list>
            <text:list-item>
              <text:p text:style-name="P48">Teleskopická hůl</text:p>
              <text:list>
                <text:list-item>
                  <text:p text:style-name="P48"><text:span text:style-name="T16">Tato dřevěná hůl s vsazenými stříbrnými runami je pevná, jako by byla z oceli. </text:span>V průběhu jednoho kola <text:span text:style-name="T15">soustředění</text:span> <text:span text:style-name="T16">ji </text:span>můžeš zkrátit nebo prodloužit na libovolnou délku od půl metru <text:span text:style-name="T17">do</text:span> pět<text:span text:style-name="T17">i</text:span> metrů.</text:p>
                </text:list-item>
              </text:list>
            </text:list-item>
          </text:list>
        </text:list-item>
        <text:list-item>
          <text:p text:style-name="P40">Něco pro střelce/<text:span text:style-name="T10">thiefy</text:span></text:p>
          <text:list>
            <text:list-item>
              <text:p text:style-name="P43"><text:span text:style-name="T13">+</text:span>Létající dýka</text:p>
              <text:list>
                <text:list-item>
                  <text:p text:style-name="P46"><text:soft-page-break/>Po připoutání má střední dostřel a nepočítá si postih za vzdálenost. <text:span text:style-name="T11">Dokud ji máš připoutanou, tak také víš</text:span>, kterým směrem se nachází, takže ji snadno <text:span text:style-name="T12">najdeš</text:span>.</text:p>
                </text:list-item>
              </text:list>
            </text:list-item>
          </text:list>
        </text:list-item>
        <text:list-item>
          <text:p text:style-name="P40">Nějaké nové kouzlo.</text:p>
          <text:list>
            <text:list-item>
              <text:p text:style-name="P41"><text:span text:style-name="T14">+</text:span>Pomalý pád</text:p>
            </text:list-item>
          </text:list>
        </text:list-item>
        <text:list-item>
          <text:p text:style-name="P45">Léčivý spotřebák</text:p>
          <text:list>
            <text:list-item>
              <text:p text:style-name="P45">Lektvar regenerace.</text:p>
            </text:list-item>
            <text:list-item>
              <text:p text:style-name="P45">Možná nějaká mast?</text:p>
            </text:list-item>
          </text:list>
        </text:list-item>
      </text:list>
      <text:p text:style-name="P44"/>
      <text:h text:style-name="Heading_20_4" text:outline-level="4">Opozice</text:h>
      <text:h text:style-name="Heading_20_4" text:outline-level="4">Překážky</text:h>
      <text:h text:style-name="Heading_20_4" text:outline-level="4">Pasti</text:h>
      <text:p text:style-name="P36">Goblini by tam nějaké mohli mít. <text:span text:style-name="T7">Asi docela sofistikované, ale nebudou zabudované ve stěnách a tak (nalíčili je dodatečně). Možná je nastraží, až jako odstrašující opatření, když zjistí, že došlo k průlomu.</text:span></text:p>
      <text:h text:style-name="Heading_20_4" text:outline-level="4">NPCčka</text:h>
      <text:h text:style-name="Heading_20_4" text:outline-level="4">Příběh/informac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17T14:57:13.046000000</dc:date>
    <meta:print-date>2113-01-01T00:00:00</meta:print-date>
    <meta:editing-cycles>11885</meta:editing-cycles>
    <meta:editing-duration>P35DT8H30M38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5" meta:paragraph-count="69" meta:word-count="750" meta:character-count="4272" meta:non-whitespace-character-count="3636"/>
  </office:meta>
</office:document-meta>
</file>